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u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ser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ving wall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rp point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ls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ps + tutorial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tching syste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map brows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ting system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ender tutorial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ow to store </text:p>
            <text:p>Community ma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unity map syste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at preventio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3:.C21]) * 2" office:value-type="float" office:value="154" calcext:value-type="float">
            <text:p>154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28]/30.5" office:value-type="float" office:value="5.04918032786885" calcext:value-type="float">
            <text:p>5.05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28]/365" office:value-type="float" office:value="0.421917808219178" calcext:value-type="float">
            <text:p>0.42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 style:data-style-name="N2" text:time-value="13:37:32.1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3-13T13:48:12.942000000</dc:date>
    <meta:editing-duration>PT23M12S</meta:editing-duration>
    <meta:editing-cycles>7</meta:editing-cycles>
    <meta:generator>LibreOffice/4.4.7.2$Windows_x86 LibreOffice_project/f3153a8b245191196a4b6b9abd1d0da16eead600</meta:generator>
    <meta:document-statistic meta:table-count="1" meta:cell-count="54" meta:object-count="0"/>
  </office:meta>
</office:document-meta>
</file>